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468a1a" draw:textarea-horizontal-align="justify" draw:textarea-vertical-align="middle" draw:auto-grow-height="false" fo:min-height="0.75cm" fo:min-width="3.5cm"/>
    </style:style>
    <style:style style:name="gr2" style:family="graphic" style:parent-style-name="standard">
      <style:graphic-properties draw:stroke="none" draw:fill-color="#b2b2b2" draw:textarea-horizontal-align="justify" draw:textarea-vertical-align="middle" draw:auto-grow-height="false" fo:min-height="0.55cm" fo:min-width="0cm"/>
    </style:style>
    <style:style style:name="gr3" style:family="graphic" style:parent-style-name="standard">
      <style:graphic-properties draw:stroke="none" draw:fill-color="#333333" draw:textarea-horizontal-align="justify" draw:textarea-vertical-align="middle" draw:auto-grow-height="false" fo:min-height="0.05cm" fo:min-width="0cm"/>
    </style:style>
    <style:style style:name="gr4" style:family="graphic" style:parent-style-name="standard">
      <style:graphic-properties draw:stroke="none" draw:fill-color="#333333" draw:textarea-horizontal-align="justify" draw:textarea-vertical-align="middle" draw:auto-grow-height="false" fo:min-height="0.25cm" fo:min-width="0cm"/>
    </style:style>
    <style:style style:name="gr5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-color="#b2b2b2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0.25cm" fo:min-width="0cm"/>
    </style:style>
    <style:style style:name="gr8" style:family="graphic" style:parent-style-name="standard">
      <style:graphic-properties draw:stroke="none" draw:fill-color="#333333" draw:textarea-horizontal-align="justify" draw:textarea-vertical-align="middle" draw:auto-grow-height="false" fo:min-height="0.55cm" fo:min-width="0.3cm"/>
    </style:style>
    <style:style style:name="gr9" style:family="graphic" style:parent-style-name="standard">
      <style:graphic-properties draw:stroke="none" draw:textarea-horizontal-align="justify" draw:textarea-vertical-align="middle" draw:auto-grow-height="false" fo:min-height="0.61cm" fo:min-width="0.36cm"/>
    </style:style>
    <style:style style:name="gr10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468a1a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80808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8cm" svg:x="1cm" svg:y="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3cm" svg:x="1.6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3cm" svg:x="1.6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2.3cm" svg:y="1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cm" svg:height="0.2cm" svg:x="2.3cm" svg:y="1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15cm" svg:height="0.2cm" svg:x="2.65cm" svg:y="1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cm" svg:height="0.5cm" svg:x="2.9cm" svg:y="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cm" svg:height="0.8cm" svg:x="3.2cm" svg:y="1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6cm" svg:height="0.86cm" svg:x="4.1cm" svg:y="1.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05cm" svg:height="0.05cm" svg:x="2.72cm" svg:y="1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05cm" svg:height="0.05cm" svg:x="3.23cm" svg:y="1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05cm" svg:height="0.05cm" svg:x="2.93cm" svg:y="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05cm" svg:height="0.05cm" svg:x="2.33cm" svg:y="1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05cm" svg:height="0.05cm" svg:x="1.63cm" svg:y="1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05cm" svg:height="0.05cm" svg:x="1.63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15cm" svg:x="2cm" svg:y="1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2cm" svg:height="0.15cm" svg:x="2cm" svg:y="1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2cm" svg:height="0.15cm" svg:x="2cm" svg:y="1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05cm" svg:height="0.05cm" svg:x="4.88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3T23:21:33.598106587</meta:creation-date>
    <dc:date>2020-06-14T02:18:35.088096382</dc:date>
    <meta:editing-duration>PT1H45M40S</meta:editing-duration>
    <meta:editing-cycles>2</meta:editing-cycles>
    <meta:generator>LibreOffice/6.4.3.2$Linux_X86_64 LibreOffice_project/40$Build-2</meta:generator>
    <meta:document-statistic meta:object-count="20"/>
  </office:meta>
</office:document-meta>
</file>